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cm" svg:y1="0.6cm" svg:x2="5.4cm" svg:y2="0.6cm">
          <text:p/>
        </draw:line>
        <draw:line draw:style-name="gr1" draw:text-style-name="P1" draw:layer="layout" svg:x1="4.7cm" svg:y1="1.8cm" svg:x2="5.4cm" svg:y2="1.8cm">
          <text:p/>
        </draw:line>
        <draw:line draw:style-name="gr1" draw:text-style-name="P1" draw:layer="layout" svg:x1="4.7cm" svg:y1="6.3cm" svg:x2="5.4cm" svg:y2="6.3cm">
          <text:p/>
        </draw:line>
        <draw:line draw:style-name="gr1" draw:text-style-name="P1" draw:layer="layout" svg:x1="2.1cm" svg:y1="0.6cm" svg:x2="2.8cm" svg:y2="0.6cm">
          <text:p/>
        </draw:line>
        <draw:line draw:style-name="gr1" draw:text-style-name="P1" draw:layer="layout" svg:x1="2.1cm" svg:y1="1.8cm" svg:x2="2.8cm" svg:y2="1.8cm">
          <text:p/>
        </draw:line>
        <draw:line draw:style-name="gr1" draw:text-style-name="P1" draw:layer="layout" svg:x1="2.1cm" svg:y1="6.3cm" svg:x2="2.8cm" svg:y2="6.3cm">
          <text:p/>
        </draw:line>
        <draw:frame draw:style-name="gr2" draw:layer="layout" svg:width="1.031cm" svg:height="0.962cm" draw:transform="rotate (-1.57079632679579) translate (3.363cm 3.5cm)">
          <draw:text-box>
            <text:p>...</text:p>
          </draw:text-box>
        </draw:frame>
        <draw:line draw:style-name="gr1" draw:text-style-name="P1" draw:layer="layout" svg:x1="6.2cm" svg:y1="6.1cm" svg:x2="6.2cm" svg:y2="6.6cm">
          <text:p/>
        </draw:line>
        <draw:custom-shape draw:style-name="gr3" draw:text-style-name="P2" draw:layer="layout" svg:width="1.9cm" svg:height="0.8cm" svg:x="0.2cm" svg:y="0.2cm">
          <text:p text:style-name="P1"><text:span text:style-name="T1">Sens. 0</text:span></text:p>
          <draw:enhanced-geometry svg:viewBox="0 0 21600 21600" draw:type="rectangle" draw:enhanced-path="M 0 0 L 21600 0 21600 21600 0 21600 0 0 Z N"/>
        </draw:custom-shape>
        <draw:polygon draw:style-name="gr4" draw:text-style-name="P2" draw:layer="layout" svg:width="1.399cm" svg:height="6.499cm" svg:x="5.4cm" svg:y="0.2cm" svg:viewBox="0 0 1400 6500" draw:points="0,6500 0,0 1400,1000 1400,5500">
          <text:p/>
        </draw:polygon>
        <draw:custom-shape draw:style-name="gr3" draw:text-style-name="P2" draw:layer="layout" svg:width="1.9cm" svg:height="0.8cm" svg:x="7.5cm" svg:y="2.9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cm" svg:y1="3.3cm" svg:x2="7.5cm" svg:y2="3.3cm">
          <text:p/>
        </draw:line>
        <draw:line draw:style-name="gr1" draw:text-style-name="P1" draw:layer="layout" svg:x1="9.4cm" svg:y1="3.3cm" svg:x2="10.1cm" svg:y2="3.3cm">
          <text:p/>
        </draw:line>
        <draw:custom-shape draw:style-name="gr3" draw:text-style-name="P2" draw:layer="layout" svg:width="4.5cm" svg:height="1.9cm" svg:x="7.5cm" svg:y="5.7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cm" svg:y1="6.6cm" svg:x2="6.2cm" svg:y2="6.6cm">
          <text:p/>
        </draw:line>
        <draw:frame draw:style-name="gr5" draw:text-style-name="P3" draw:layer="layout" svg:width="2.6cm" svg:height="1.05cm" draw:transform="rotate (1.5707963267946) translate (5.7cm 4.1cm)">
          <draw:text-box>
            <text:p><text:span text:style-name="T1">Mux</text:span></text:p>
          </draw:text-box>
        </draw:frame>
        <draw:custom-shape draw:style-name="gr3" draw:text-style-name="P2" draw:layer="layout" svg:width="1.9cm" svg:height="0.8cm" svg:x="10.1cm" svg:y="2.9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4.3cm" svg:x="12.7cm" svg:y="2.9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cm" svg:y1="3.3cm" svg:x2="12.7cm" svg:y2="3.3cm">
          <text:p/>
        </draw:line>
        <draw:line draw:style-name="gr1" draw:text-style-name="P1" draw:layer="layout" svg:x1="12cm" svg:y1="6.6cm" svg:x2="12.7cm" svg:y2="6.6cm">
          <text:p/>
        </draw:line>
        <draw:custom-shape draw:style-name="gr3" draw:text-style-name="P2" draw:layer="layout" svg:width="1.9cm" svg:height="0.8cm" svg:x="2.8cm" svg:y="0.2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2.8cm" svg:y="1.4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2.8cm" svg:y="5.9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0.2cm" svg:y="1.4cm">
          <text:p text:style-name="P1"><text:span text:style-name="T1">Sens.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0.2cm" svg:y="5.9cm">
          <text:p text:style-name="P1"><text:span text:style-name="T1">Sens.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cm" svg:y1="7.2cm" svg:x2="14.1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7:12.64</meta:creation-date>
    <dc:date>2013-06-03T16:38:37</dc:date>
    <meta:editing-duration>PT3M43S</meta:editing-duration>
    <meta:editing-cycles>4</meta:editing-cycles>
    <meta:generator>OpenOffice.org/3.4.1$Unix OpenOffice.org_project/341m1$Build-9593</meta:generator>
    <meta:document-statistic meta:object-count="26"/>
  </office:meta>
</office:document-meta>
</file>